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Times New Roman" fo:font-size="12pt" fo:language="fr" fo:country="FR" officeooo:rsid="000c12e3" officeooo:paragraph-rsid="000c12e3" style:font-size-asian="12pt" style:font-size-complex="12pt"/>
    </style:style>
    <style:style style:name="P2" style:family="paragraph" style:parent-style-name="Preformatted_20_Text">
      <style:paragraph-properties fo:text-align="center" style:justify-single-word="false"/>
      <style:text-properties style:font-name="Times New Roman" fo:font-size="16pt" fo:language="fr" fo:country="FR" fo:font-weight="bold" officeooo:rsid="000c12e3" officeooo:paragraph-rsid="000c12e3" style:font-size-asian="16pt" style:font-weight-asian="bold" style:font-size-complex="16pt" style:font-weight-complex="bold"/>
    </style:style>
    <style:style style:name="P3" style:family="paragraph" style:parent-style-name="Preformatted_20_Text">
      <style:paragraph-properties fo:text-align="start" style:justify-single-word="false"/>
      <style:text-properties fo:language="fr" fo:country="FR" officeooo:paragraph-rsid="000c12e3"/>
    </style:style>
    <style:style style:name="P4" style:family="paragraph" style:parent-style-name="Text_20_body">
      <style:text-properties style:font-name="Times New Roman" officeooo:rsid="000c6e58" officeooo:paragraph-rsid="000c6e58"/>
    </style:style>
    <style:style style:name="P5" style:family="paragraph" style:parent-style-name="Text_20_body">
      <style:text-properties style:font-name="Times New Roman" officeooo:rsid="000c6e58" officeooo:paragraph-rsid="000e4cb6"/>
    </style:style>
    <style:style style:name="P6" style:family="paragraph" style:parent-style-name="Text_20_body">
      <style:text-properties style:font-name="Times New Roman" officeooo:rsid="0010413f" officeooo:paragraph-rsid="0010413f"/>
    </style:style>
    <style:style style:name="P7" style:family="paragraph" style:parent-style-name="Text_20_body">
      <style:text-properties style:font-name="Times New Roman" officeooo:rsid="000e4cb6" officeooo:paragraph-rsid="000e4cb6"/>
    </style:style>
    <style:style style:name="P8" style:family="paragraph" style:parent-style-name="Text_20_body">
      <style:text-properties style:font-name="Times New Roman" officeooo:rsid="001ab3fa" officeooo:paragraph-rsid="001ab3fa"/>
    </style:style>
    <style:style style:name="P9" style:family="paragraph" style:parent-style-name="Text_20_body">
      <style:text-properties style:font-name="Times New Roman" officeooo:rsid="002a3576" officeooo:paragraph-rsid="002a3576"/>
    </style:style>
    <style:style style:name="P10" style:family="paragraph" style:parent-style-name="Text_20_body">
      <style:text-properties style:font-name="Times New Roman" officeooo:rsid="002ff10e" officeooo:paragraph-rsid="002ff10e"/>
    </style:style>
    <style:style style:name="P11" style:family="paragraph" style:parent-style-name="Text_20_body">
      <style:text-properties style:font-name="Times New Roman" officeooo:rsid="0012292a" officeooo:paragraph-rsid="0012292a"/>
    </style:style>
    <style:style style:name="P12" style:family="paragraph" style:parent-style-name="Text_20_body">
      <style:text-properties style:font-name="Times New Roman" officeooo:rsid="0010eb1d" officeooo:paragraph-rsid="0010eb1d"/>
    </style:style>
    <style:style style:name="P13" style:family="paragraph" style:parent-style-name="Text_20_body">
      <style:text-properties style:font-name="Times New Roman" officeooo:rsid="0030ea29" officeooo:paragraph-rsid="0030ea29"/>
    </style:style>
    <style:style style:name="P14" style:family="paragraph" style:parent-style-name="Text_20_body">
      <style:text-properties style:font-name="Times New Roman" officeooo:rsid="003e40fc" officeooo:paragraph-rsid="003e40fc"/>
    </style:style>
    <style:style style:name="P15" style:family="paragraph" style:parent-style-name="Text_20_body">
      <style:text-properties officeooo:paragraph-rsid="000e4cb6"/>
    </style:style>
    <style:style style:name="P16" style:family="paragraph" style:parent-style-name="Text_20_body">
      <style:text-properties officeooo:rsid="0010413f" officeooo:paragraph-rsid="0010413f"/>
    </style:style>
    <style:style style:name="P17" style:family="paragraph" style:parent-style-name="Text_20_body">
      <style:text-properties officeooo:rsid="00106834" officeooo:paragraph-rsid="00106834"/>
    </style:style>
    <style:style style:name="P18" style:family="paragraph" style:parent-style-name="Text_20_body">
      <style:text-properties fo:font-size="12pt" fo:font-weight="normal" officeooo:rsid="00106834" officeooo:paragraph-rsid="00106834" style:font-size-asian="10.5pt" style:font-weight-asian="normal" style:font-size-complex="12pt" style:font-weight-complex="normal"/>
    </style:style>
    <style:style style:name="P19" style:family="paragraph" style:parent-style-name="Text_20_body">
      <style:text-properties fo:font-size="12pt" fo:font-weight="normal" officeooo:rsid="0010eb1d" officeooo:paragraph-rsid="0010eb1d" style:font-size-asian="10.5pt" style:font-weight-asian="normal" style:font-size-complex="12pt" style:font-weight-complex="normal"/>
    </style:style>
    <style:style style:name="P20" style:family="paragraph" style:parent-style-name="Text_20_body">
      <style:text-properties fo:font-size="12pt" fo:font-weight="normal" officeooo:rsid="001f400e" officeooo:paragraph-rsid="001f400e" style:font-size-asian="10.5pt" style:font-weight-asian="normal" style:font-size-complex="12pt" style:font-weight-complex="normal"/>
    </style:style>
    <style:style style:name="P21" style:family="paragraph" style:parent-style-name="Text_20_body">
      <style:text-properties officeooo:rsid="001274ec" officeooo:paragraph-rsid="001274ec"/>
    </style:style>
    <style:style style:name="P22" style:family="paragraph" style:parent-style-name="Text_20_body">
      <style:text-properties officeooo:rsid="0013eb33" officeooo:paragraph-rsid="0013eb33"/>
    </style:style>
    <style:style style:name="P23" style:family="paragraph" style:parent-style-name="Text_20_body">
      <style:text-properties officeooo:rsid="0019a9bc" officeooo:paragraph-rsid="0019a9bc"/>
    </style:style>
    <style:style style:name="P24" style:family="paragraph" style:parent-style-name="Text_20_body">
      <style:text-properties fo:font-variant="normal" fo:text-transform="none" fo:color="#000000" style:font-name="Times New Roman" fo:font-size="12pt" fo:letter-spacing="normal" fo:font-style="normal" fo:font-weight="normal" officeooo:rsid="00106834" officeooo:paragraph-rsid="00106834" style:font-size-asian="10.5pt" style:font-style-asian="normal" style:font-weight-asian="normal" style:font-size-complex="12pt" style:font-style-complex="normal" style:font-weight-complex="normal"/>
    </style:style>
    <style:style style:name="P25" style:family="paragraph" style:parent-style-name="Text_20_body">
      <style:text-properties fo:font-variant="normal" fo:text-transform="none" fo:color="#000000" style:font-name="Times New Roman" fo:font-size="12pt" fo:letter-spacing="normal" fo:font-style="normal" fo:font-weight="normal" officeooo:rsid="0027bf47" officeooo:paragraph-rsid="0027bf47" style:font-size-asian="10.5pt" style:font-style-asian="normal" style:font-weight-asian="normal" style:font-size-complex="12pt" style:font-style-complex="normal" style:font-weight-complex="normal"/>
    </style:style>
    <style:style style:name="P26" style:family="paragraph" style:parent-style-name="Text_20_body">
      <style:text-properties fo:font-variant="normal" fo:text-transform="none" fo:color="#000000" style:font-name="Times New Roman" fo:font-size="12pt" fo:letter-spacing="normal" fo:font-style="normal" fo:font-weight="normal" officeooo:rsid="002a3576" officeooo:paragraph-rsid="002a3576" style:font-size-asian="10.5pt" style:font-style-asian="normal" style:font-weight-asian="normal" style:font-size-complex="12pt" style:font-style-complex="normal" style:font-weight-complex="normal"/>
    </style:style>
    <style:style style:name="P27" style:family="paragraph" style:parent-style-name="Text_20_body">
      <style:text-properties fo:font-variant="normal" fo:text-transform="none" fo:color="#000000" style:font-name="Times New Roman" fo:font-size="12pt" fo:letter-spacing="normal" fo:font-style="normal" fo:font-weight="normal" officeooo:rsid="00482fc8" officeooo:paragraph-rsid="00482fc8" style:font-size-asian="10.5pt" style:font-style-asian="normal" style:font-weight-asian="normal" style:font-size-complex="12pt" style:font-style-complex="normal" style:font-weight-complex="normal"/>
    </style:style>
    <style:style style:name="P28" style:family="paragraph" style:parent-style-name="Text_20_body">
      <style:text-properties fo:font-variant="normal" fo:text-transform="none" fo:color="#000000" style:font-name="Times New Roman" fo:font-size="12pt" fo:letter-spacing="normal" fo:font-style="normal" fo:font-weight="normal" officeooo:rsid="00427d78" officeooo:paragraph-rsid="00427d78" style:font-size-asian="10.5pt" style:font-style-asian="normal" style:font-weight-asian="normal" style:font-size-complex="12pt" style:font-style-complex="normal" style:font-weight-complex="normal"/>
    </style:style>
    <style:style style:name="P29" style:family="paragraph" style:parent-style-name="Text_20_body">
      <style:text-properties fo:font-variant="normal" fo:text-transform="none" fo:color="#000000" style:font-name="Times New Roman" fo:font-size="12pt" fo:letter-spacing="normal" fo:font-style="normal" fo:font-weight="normal" officeooo:rsid="004cef41" officeooo:paragraph-rsid="004cef41" style:font-size-asian="10.5pt" style:font-style-asian="normal" style:font-weight-asian="normal" style:font-size-complex="12pt" style:font-style-complex="normal" style:font-weight-complex="normal"/>
    </style:style>
    <style:style style:name="P30" style:family="paragraph" style:parent-style-name="Text_20_body">
      <style:text-properties fo:font-variant="normal" fo:text-transform="none" fo:color="#000000" style:font-name="Times New Roman" fo:font-size="12pt" fo:letter-spacing="normal" fo:font-style="normal" fo:font-weight="normal" officeooo:rsid="004e2db4" officeooo:paragraph-rsid="004e2db4" style:font-size-asian="10.5pt" style:font-style-asian="normal" style:font-weight-asian="normal" style:font-size-complex="12pt" style:font-style-complex="normal" style:font-weight-complex="normal"/>
    </style:style>
    <style:style style:name="P31" style:family="paragraph" style:parent-style-name="Table_20_Contents">
      <style:text-properties fo:language="fr" fo:country="FR" officeooo:rsid="000c12e3" officeooo:paragraph-rsid="0012292a"/>
    </style:style>
    <style:style style:name="P32" style:family="paragraph" style:parent-style-name="Table_20_Contents">
      <style:text-properties fo:language="fr" fo:country="FR" officeooo:paragraph-rsid="0012292a"/>
    </style:style>
    <style:style style:name="P33" style:family="paragraph" style:parent-style-name="Table_20_Contents">
      <style:text-properties style:font-name="Times New Roman" fo:font-size="12pt" fo:language="fr" fo:country="FR" officeooo:paragraph-rsid="0012292a" style:font-size-asian="12pt" style:font-size-complex="12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2">
      <style:text-properties officeooo:paragraph-rsid="0056faea"/>
    </style:style>
    <style:style style:name="P36" style:family="paragraph" style:parent-style-name="Heading_20_1">
      <style:text-properties style:font-name="Times New Roman"/>
    </style:style>
    <style:style style:name="P37" style:family="paragraph" style:parent-style-name="Heading_20_1" style:list-style-name="">
      <style:text-properties style:font-name="Times New Roman"/>
    </style:style>
    <style:style style:name="P38" style:family="paragraph" style:parent-style-name="Heading_20_1">
      <style:text-properties style:font-name="Times New Roman" officeooo:rsid="0010413f" officeooo:paragraph-rsid="0010413f"/>
    </style:style>
    <style:style style:name="P39" style:family="paragraph" style:parent-style-name="Heading_20_1">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40" style:family="paragraph" style:parent-style-name="Heading_20_1">
      <style:text-properties style:font-name="Times New Roman" fo:font-size="18.2000007629395pt" fo:font-weight="bold" style:font-size-asian="18.2000007629395pt" style:font-weight-asian="bold" style:font-size-complex="18.2000007629395pt" style:font-weight-complex="bold"/>
    </style:style>
    <style:style style:name="P41" style:family="paragraph" style:parent-style-name="Heading_20_1">
      <style:text-properties fo:font-size="18.2000007629395pt" fo:font-weight="bold" style:font-size-asian="18.2000007629395pt" style:font-weight-asian="bold" style:font-size-complex="18.2000007629395pt" style:font-weight-complex="bold"/>
    </style:style>
    <style:style style:name="P42" style:family="paragraph" style:parent-style-name="Heading_20_1">
      <style:paragraph-properties fo:break-before="page"/>
      <style:text-properties style:font-name="Times New Roman"/>
    </style:style>
    <style:style style:name="P43" style:family="paragraph" style:parent-style-name="Heading_20_1">
      <style:paragraph-properties fo:break-before="page"/>
      <style:text-properties style:font-name="Times New Roman" officeooo:rsid="000c6e58" officeooo:paragraph-rsid="000c6e58"/>
    </style:style>
    <style:style style:name="P44" style:family="paragraph" style:parent-style-name="Table_20_Contents">
      <style:text-properties fo:language="fr" fo:country="FR" officeooo:rsid="000c12e3" officeooo:paragraph-rsid="0056faea"/>
    </style:style>
    <style:style style:name="P45" style:family="paragraph" style:parent-style-name="Table_20_Contents">
      <style:text-properties fo:language="fr" fo:country="FR" officeooo:paragraph-rsid="0056faea"/>
    </style:style>
    <style:style style:name="P46" style:family="paragraph" style:parent-style-name="Table_20_Contents">
      <style:text-properties style:font-name="Times New Roman" fo:font-size="12pt" fo:language="fr" fo:country="FR" officeooo:paragraph-rsid="0056faea" style:font-size-asian="12pt" style:font-size-complex="12pt"/>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ext_20_body">
      <style:text-properties officeooo:rsid="002a3576" officeooo:paragraph-rsid="0037a465"/>
    </style:style>
    <style:style style:name="P50" style:family="paragraph" style:parent-style-name="Text_20_body">
      <style:text-properties style:font-name="Times New Roman" fo:language="fr" fo:country="FR" officeooo:rsid="00106834" officeooo:paragraph-rsid="0056faea"/>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c6e58"/>
    </style:style>
    <style:style style:name="T3" style:family="text">
      <style:text-properties fo:font-variant="normal" fo:text-transform="none" fo:color="#000000" fo:letter-spacing="normal" fo:font-style="normal" style:font-style-asian="normal" style:font-style-complex="normal"/>
    </style:style>
    <style:style style:name="T4" style:family="text">
      <style:text-properties fo:font-variant="normal" fo:text-transform="none" fo:color="#000000" fo:letter-spacing="normal" fo:font-style="normal" officeooo:rsid="00106834" style:font-style-asian="normal" style:font-style-complex="normal"/>
    </style:style>
    <style:style style:name="T5" style:family="text">
      <style:text-properties fo:font-variant="normal" fo:text-transform="none" fo:color="#000000" fo:font-size="18.2000007629395pt" fo:letter-spacing="normal" style:font-size-asian="18.2000007629395pt" style:font-size-complex="18.2000007629395pt"/>
    </style:style>
    <style:style style:name="T6" style:family="text">
      <style:text-properties fo:font-variant="normal" fo:text-transform="none" fo:color="#000000" fo:font-size="18.2000007629395pt" fo:letter-spacing="normal" officeooo:rsid="00106834" style:font-size-asian="18.2000007629395pt" style:font-size-complex="18.2000007629395pt"/>
    </style:style>
    <style:style style:name="T7" style:family="text">
      <style:text-properties fo:font-variant="normal" fo:text-transform="none" fo:color="#000000" style:font-name="Times New Roman" fo:letter-spacing="normal" fo:font-style="normal" style:font-style-asian="normal" style:font-style-complex="normal"/>
    </style:style>
    <style:style style:name="T8" style:family="text">
      <style:text-properties fo:font-variant="normal" fo:text-transform="none" fo:color="#000000" style:font-name="Times New Roman" fo:letter-spacing="normal" fo:font-style="normal" officeooo:rsid="0012292a" style:font-style-asian="normal" style:font-style-complex="normal"/>
    </style:style>
    <style:style style:name="T9" style:family="text">
      <style:text-properties fo:font-variant="normal" fo:text-transform="none" fo:color="#000000" style:font-name="Times New Roman" fo:letter-spacing="normal" fo:font-style="normal" officeooo:rsid="00200b93" style:font-style-asian="normal" style:font-style-complex="normal"/>
    </style:style>
    <style:style style:name="T10" style:family="text">
      <style:text-properties fo:font-variant="normal" fo:text-transform="none" fo:color="#000000" style:font-name="Times New Roman" fo:letter-spacing="normal" fo:font-style="normal" officeooo:rsid="0020bc5a" style:font-style-asian="normal" style:font-style-complex="normal"/>
    </style:style>
    <style:style style:name="T11" style:family="text">
      <style:text-properties fo:font-variant="normal" fo:text-transform="none" fo:color="#000000" style:font-name="Times New Roman" fo:letter-spacing="normal" fo:font-style="normal" officeooo:rsid="002194ac" style:font-style-asian="normal" style:font-style-complex="normal"/>
    </style:style>
    <style:style style:name="T12" style:family="text">
      <style:text-properties fo:font-variant="normal" fo:text-transform="none" fo:color="#000000" style:font-name="Times New Roman" fo:letter-spacing="normal" fo:font-style="normal" officeooo:rsid="0021cd5a" style:font-style-asian="normal" style:font-style-complex="normal"/>
    </style:style>
    <style:style style:name="T13" style:family="text">
      <style:text-properties fo:font-variant="normal" fo:text-transform="none" fo:color="#000000" style:font-name="Times New Roman" fo:letter-spacing="normal" fo:font-style="normal" officeooo:rsid="00106834" style:font-style-asian="normal" style:font-style-complex="normal"/>
    </style:style>
    <style:style style:name="T14" style:family="text">
      <style:text-properties fo:font-variant="normal" fo:text-transform="none" fo:color="#000000" style:font-name="Times New Roman" fo:letter-spacing="normal" fo:font-style="normal" officeooo:rsid="0027bf47" style:font-style-asian="normal" style:font-style-complex="normal"/>
    </style:style>
    <style:style style:name="T15" style:family="text">
      <style:text-properties fo:font-variant="normal" fo:text-transform="none" fo:color="#000000" style:font-name="Times New Roman" fo:letter-spacing="normal" fo:font-style="normal" officeooo:rsid="0028e567" style:font-style-asian="normal" style:font-style-complex="normal"/>
    </style:style>
    <style:style style:name="T16" style:family="text">
      <style:text-properties fo:font-variant="normal" fo:text-transform="none" fo:color="#000000" style:font-name="Times New Roman" fo:letter-spacing="normal" fo:font-style="normal" officeooo:rsid="0029e9b8" style:font-style-asian="normal" style:font-style-complex="normal"/>
    </style:style>
    <style:style style:name="T17" style:family="text">
      <style:text-properties fo:font-variant="normal" fo:text-transform="none" fo:color="#000000" style:font-name="Times New Roman" fo:letter-spacing="normal" fo:font-style="normal" officeooo:rsid="004c234f" style:font-style-asian="normal" style:font-style-complex="normal"/>
    </style:style>
    <style:style style:name="T18" style:family="text">
      <style:text-properties fo:font-variant="normal" fo:text-transform="none" fo:color="#000000" style:font-name="Times New Roman" fo:letter-spacing="normal" fo:font-style="normal" officeooo:rsid="004cbea8" style:font-style-asian="normal" style:font-style-complex="normal"/>
    </style:style>
    <style:style style:name="T19" style:family="text">
      <style:text-properties fo:font-variant="normal" fo:text-transform="none" fo:color="#000000" fo:font-size="12pt" fo:letter-spacing="normal" fo:font-style="normal" fo:font-weight="normal" officeooo:rsid="001f400e" style:font-size-asian="10.5pt" style:font-style-asian="normal" style:font-weight-asian="normal" style:font-size-complex="12pt" style:font-style-complex="normal" style:font-weight-complex="normal"/>
    </style:style>
    <style:style style:name="T20" style:family="text">
      <style:text-properties officeooo:rsid="000c6e58"/>
    </style:style>
    <style:style style:name="T21" style:family="text">
      <style:text-properties style:font-name="Times New Roman"/>
    </style:style>
    <style:style style:name="T22" style:family="text">
      <style:text-properties style:font-name="Times New Roman" officeooo:rsid="000c6e58"/>
    </style:style>
    <style:style style:name="T23" style:family="text">
      <style:text-properties style:font-name="Times New Roman" officeooo:rsid="0010413f"/>
    </style:style>
    <style:style style:name="T24" style:family="text">
      <style:text-properties style:font-name="Times New Roman" officeooo:rsid="0012292a"/>
    </style:style>
    <style:style style:name="T25" style:family="text">
      <style:text-properties style:font-name="Times New Roman" officeooo:rsid="0013ad2e"/>
    </style:style>
    <style:style style:name="T26" style:family="text">
      <style:text-properties style:font-name="Times New Roman" officeooo:rsid="0013eb33"/>
    </style:style>
    <style:style style:name="T27" style:family="text">
      <style:text-properties style:font-name="Times New Roman" officeooo:rsid="0015e6f6"/>
    </style:style>
    <style:style style:name="T28" style:family="text">
      <style:text-properties style:font-name="Times New Roman" officeooo:rsid="001dd37d"/>
    </style:style>
    <style:style style:name="T29" style:family="text">
      <style:text-properties style:font-name="Times New Roman" officeooo:rsid="0024070b"/>
    </style:style>
    <style:style style:name="T30" style:family="text">
      <style:text-properties style:font-name="Times New Roman" officeooo:rsid="0025ed8c"/>
    </style:style>
    <style:style style:name="T31" style:family="text">
      <style:text-properties style:font-name="Times New Roman" officeooo:rsid="002cfc74"/>
    </style:style>
    <style:style style:name="T32" style:family="text">
      <style:text-properties style:font-name="Times New Roman" officeooo:rsid="0010eb1d"/>
    </style:style>
    <style:style style:name="T33" style:family="text">
      <style:text-properties officeooo:rsid="000e4cb6"/>
    </style:style>
    <style:style style:name="T34" style:family="text">
      <style:text-properties officeooo:rsid="0010413f"/>
    </style:style>
    <style:style style:name="T35" style:family="text">
      <style:text-properties officeooo:rsid="00106834"/>
    </style:style>
    <style:style style:name="T36" style:family="text">
      <style:text-properties officeooo:rsid="0010eb1d"/>
    </style:style>
    <style:style style:name="T37" style:family="text">
      <style:text-properties officeooo:rsid="0012292a"/>
    </style:style>
    <style:style style:name="T38" style:family="text">
      <style:text-properties officeooo:rsid="00125a04"/>
    </style:style>
    <style:style style:name="T39" style:family="text">
      <style:text-properties officeooo:rsid="001be135"/>
    </style:style>
    <style:style style:name="T40" style:family="text">
      <style:text-properties officeooo:rsid="00228067"/>
    </style:style>
    <style:style style:name="T41" style:family="text">
      <style:text-properties officeooo:rsid="003992e6"/>
    </style:style>
    <style:style style:name="T42" style:family="text">
      <style:text-properties officeooo:rsid="003ae831"/>
    </style:style>
    <style:style style:name="T43" style:family="text">
      <style:text-properties officeooo:rsid="0043600f"/>
    </style:style>
    <style:style style:name="T44" style:family="text">
      <style:text-properties officeooo:rsid="004649a8"/>
    </style:style>
    <style:style style:name="T45" style:family="text">
      <style:text-properties officeooo:rsid="004e2db4"/>
    </style:style>
    <style:style style:name="T46" style:family="text">
      <style:text-properties officeooo:rsid="004eeaec"/>
    </style:style>
    <style:style style:name="T47" style:family="text">
      <style:text-properties officeooo:rsid="0051777a"/>
    </style:style>
    <style:style style:name="T48" style:family="text">
      <style:text-properties officeooo:rsid="0053319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llibert Noël</text:p>
      <text:p text:style-name="P1"/>
      <text:p text:style-name="P1"/>
      <text:p text:style-name="P1"/>
      <text:p text:style-name="P1"/>
      <text:p text:style-name="P1"/>
      <text:p text:style-name="P1"/>
      <text:p text:style-name="P1"/>
      <text:p text:style-name="P2">Management de proje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34"><text:a xlink:type="simple" xlink:href="#__RefHeading___Toc113_2931279383" text:style-name="Index_20_Link" text:visited-style-name="Index_20_Link">Charte du projet :<text:tab/>3</text:a></text:p>
          <text:p text:style-name="P34"><text:a xlink:type="simple" xlink:href="#__RefHeading___Toc115_2931279383" text:style-name="Index_20_Link" text:visited-style-name="Index_20_Link">Parties prenantes :<text:tab/>3</text:a></text:p>
          <text:p text:style-name="P34"><text:a xlink:type="simple" xlink:href="#__RefHeading___Toc119_2931279383" text:style-name="Index_20_Link" text:visited-style-name="Index_20_Link">Plan de management de contenu<text:tab/>3</text:a></text:p>
          <text:p text:style-name="P34"><text:a xlink:type="simple" xlink:href="#__RefHeading___Toc121_2931279383" text:style-name="Index_20_Link" text:visited-style-name="Index_20_Link">Plan de management des échéances<text:tab/>4</text:a></text:p>
          <text:p text:style-name="P34"><text:a xlink:type="simple" xlink:href="#__RefHeading___Toc123_2931279383" text:style-name="Index_20_Link" text:visited-style-name="Index_20_Link">Plan de management des coûts<text:tab/>4</text:a></text:p>
          <text:p text:style-name="P34"><text:a xlink:type="simple" xlink:href="#__RefHeading___Toc125_2931279383" text:style-name="Index_20_Link" text:visited-style-name="Index_20_Link">Plan de management de la qualité<text:tab/>4</text:a></text:p>
          <text:p text:style-name="P34"><text:a xlink:type="simple" xlink:href="#__RefHeading___Toc127_2931279383" text:style-name="Index_20_Link" text:visited-style-name="Index_20_Link">Plan de management des ressources humaines<text:tab/>4</text:a></text:p>
          <text:p text:style-name="P47"><text:a xlink:type="simple" xlink:href="#__RefHeading___Toc138_2931279383" text:style-name="Index_20_Link" text:visited-style-name="Index_20_Link">Matrice RACI<text:tab/>4</text:a></text:p>
          <text:p text:style-name="P34"><text:a xlink:type="simple" xlink:href="#__RefHeading___Toc129_2931279383" text:style-name="Index_20_Link" text:visited-style-name="Index_20_Link">Plan de management des communications<text:tab/>5</text:a></text:p>
          <text:p text:style-name="P34"><text:a xlink:type="simple" xlink:href="#__RefHeading___Toc131_2931279383" text:style-name="Index_20_Link" text:visited-style-name="Index_20_Link">P</text:a><text:a xlink:type="simple" xlink:href="#__RefHeading___Toc131_2931279383" text:style-name="Index_20_Link" text:visited-style-name="Index_20_Link">lan de management des risques</text:a><text:a xlink:type="simple" xlink:href="#__RefHeading___Toc131_2931279383" text:style-name="Index_20_Link" text:visited-style-name="Index_20_Link"><text:tab/>5</text:a></text:p>
          <text:p text:style-name="P34"><text:a xlink:type="simple" xlink:href="#__RefHeading___Toc133_2931279383" text:style-name="Index_20_Link" text:visited-style-name="Index_20_Link">Plan de management des approvisionnements<text:tab/>5</text:a></text:p>
          <text:p text:style-name="P34"><text:a xlink:type="simple" xlink:href="#__RefHeading___Toc135_2931279383" text:style-name="Index_20_Link" text:visited-style-name="Index_20_Link">P</text:a><text:a xlink:type="simple" xlink:href="#__RefHeading___Toc135_2931279383" text:style-name="Index_20_Link" text:visited-style-name="Index_20_Link">lan de management des parties prenantes<text:tab/>5</text:a></text:p>
        </text:index-body>
      </text:table-of-content>
      <text:p text:style-name="P3"/>
      <text:h text:style-name="P43" text:outline-level="1"><text:bookmark-start text:name="__RefHeading___Toc113_2931279383"/>Charte du projet :<text:bookmark-end text:name="__RefHeading___Toc113_2931279383"/></text:h>
      <text:p text:style-name="P5"><text:span text:style-name="T33">L’objectif est la c</text:span>réation d'un monde virtuel avec des acteurs munis d'IA qui évoluent <text:span text:style-name="T33">afin de faire place de preuve de concept</text:span> <text:span text:style-name="T33">et donner le code de ce système au client et ce dans le cadre d’un projet de management de projet.(vous pouvez voir plus en détail sur la proposition de projet que j’ai crée)</text:span></text:p>
      <text:h text:style-name="P36" text:outline-level="1"><text:bookmark-start text:name="__RefHeading___Toc115_2931279383"/>Parties <text:span text:style-name="T20">prenantes :</text:span><text:bookmark-end text:name="__RefHeading___Toc115_2931279383"/></text:h>
      <text:p text:style-name="P4">Le maître d’ouvrage(aka client) : un enseignant ou en cas de penurie Noël Gillibert.</text:p>
      <text:p text:style-name="P9">Adresse mail du maître d’ouvrage :<text:a xlink:type="simple" xlink:href="mailto:noel.gillibert@gmail.com" text:style-name="Internet_20_link" text:visited-style-name="Visited_20_Internet_20_Link">noel.gillibert@gmail.com</text:a><text:span text:style-name="T19"> </text:span></text:p>
      <text:p text:style-name="P4">Le maître d’œuvre : Noël Gillibert.</text:p>
      <text:p text:style-name="P9">Adresse mail du maître d’œuvre :<text:a xlink:type="simple" xlink:href="mailto:noel.gillibert@gmail.com" text:style-name="Internet_20_link" text:visited-style-name="Visited_20_Internet_20_Link">noel.gillibert@gmail.com</text:a><text:span text:style-name="T19"> </text:span></text:p>
      <text:p text:style-name="P15"><text:span text:style-name="T22">Le service juridique de qualité(ou SJQ) :Florian Galinie</text:span><text:span text:style-name="T24">r</text:span></text:p>
      <text:p text:style-name="P49"><text:span text:style-name="T24">A</text:span><text:span text:style-name="T21">dresse mail du SJQ :</text:span><text:a xlink:type="simple" xlink:href="mailto:florian.galinier@irit.fr" text:style-name="Internet_20_link" text:visited-style-name="Visited_20_Internet_20_Link"><text:span text:style-name="T21">f</text:span></text:a><text:a xlink:type="simple" xlink:href="mailto:florian.galinier@irit.fr" text:style-name="Internet_20_link" text:visited-style-name="Visited_20_Internet_20_Link"><text:span text:style-name="T31">lorian.galinier@irit.fr</text:span></text:a></text:p>
      <text:h text:style-name="P35" text:outline-level="2"><text:span text:style-name="T21">Matrice </text:span><text:span text:style-name="T32">RACI</text:span></text:h>
      <table:table table:name="Tableau1" table:style-name="Tableau1">
        <table:table-column table:style-name="Tableau1.A" table:number-columns-repeated="3"/>
        <table:table-column table:style-name="Tableau1.D"/>
        <table:table-row>
          <table:table-cell table:style-name="Tableau1.A1" office:value-type="string">
            <text:p text:style-name="P45"/>
          </table:table-cell>
          <table:table-cell table:style-name="Tableau1.A1" office:value-type="string">
            <text:p text:style-name="P44">MOA</text:p>
          </table:table-cell>
          <table:table-cell table:style-name="Tableau1.A1" office:value-type="string">
            <text:p text:style-name="P44">MOE</text:p>
          </table:table-cell>
          <table:table-cell table:style-name="Tableau1.D1" office:value-type="string">
            <text:p text:style-name="P44">SJQ</text:p>
          </table:table-cell>
        </table:table-row>
        <table:table-row>
          <table:table-cell table:style-name="Tableau1.A2" office:value-type="string">
            <text:p text:style-name="P44">Plan de management de projet initial</text:p>
          </table:table-cell>
          <table:table-cell table:style-name="Tableau1.A2" office:value-type="string">
            <text:p text:style-name="P44">Consulté,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row>
          <table:table-cell table:style-name="Tableau1.A2" office:value-type="string">
            <text:p text:style-name="P44">Plan qualité</text:p>
          </table:table-cell>
          <table:table-cell table:style-name="Tableau1.A2" office:value-type="string">
            <text:p text:style-name="P44">Consulté,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row>
          <table:table-cell table:style-name="Tableau1.A2" office:value-type="string">
            <text:p text:style-name="P44">Contenu</text:p>
          </table:table-cell>
          <table:table-cell table:style-name="Tableau1.A2" office:value-type="string">
            <text:p text:style-name="P44">Consulté,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row>
          <table:table-cell table:style-name="Tableau1.A2" office:value-type="string">
            <text:p text:style-name="P44">Autres</text:p>
          </table:table-cell>
          <table:table-cell table:style-name="Tableau1.A2" office:value-type="string">
            <text:p text:style-name="P44">Consulté,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row>
          <table:table-cell table:style-name="Tableau1.A2" office:value-type="string">
            <text:p text:style-name="P44">Livrables</text:p>
          </table:table-cell>
          <table:table-cell table:style-name="Tableau1.A2" office:value-type="string">
            <text:p text:style-name="P44">Consulté,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row>
          <table:table-cell table:style-name="Tableau1.A2" office:value-type="string">
            <text:p text:style-name="P44">Bon de réception</text:p>
          </table:table-cell>
          <table:table-cell table:style-name="Tableau1.A2" office:value-type="string">
            <text:p text:style-name="P44">Consulté,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row>
          <table:table-cell table:style-name="Tableau1.A2" office:value-type="string">
            <text:p text:style-name="P44">Documentation rétrospective</text:p>
          </table:table-cell>
          <table:table-cell table:style-name="Tableau1.A2" office:value-type="string">
            <text:p text:style-name="P44">Informé</text:p>
          </table:table-cell>
          <table:table-cell table:style-name="Tableau1.A2" office:value-type="string">
            <text:p text:style-name="P46"><text:span text:style-name="T1">Autorité,</text:span><text:span text:style-name="T2">Réalise</text:span></text:p>
          </table:table-cell>
          <table:table-cell table:style-name="Tableau1.D2" office:value-type="string">
            <text:p text:style-name="P44">Informé</text:p>
          </table:table-cell>
        </table:table-row>
      </table:table>
      <text:p text:style-name="P50"><text:span text:style-name="T31"/></text:p>
      <text:h text:style-name="P36" text:outline-level="1"><text:bookmark-start text:name="__RefHeading___Toc119_2931279383"/>Plan de management de contenu<text:bookmark-end text:name="__RefHeading___Toc119_2931279383"/></text:h>
      <text:p text:style-name="P10">L’on doit créer un monde virtuel avec des ias qui suivent les exigences suivantes :</text:p>
      <text:p text:style-name="P13">Must :</text:p>
      <text:p text:style-name="P13">1 :Les ias doivent pouvoir apprendre</text:p>
      <text:p text:style-name="P13">2 :Les ias doivent êtres conçues pour tenter de maximiser une valeur(tel que la durée de vie <text:span text:style-name="T42">de l’acteur</text:span> <text:span text:style-name="T41">ou un somme de valeurs arbitraires</text:span>)</text:p>
      <text:p text:style-name="P13">Should :</text:p>
      <text:p text:style-name="P13">1 :Les ias doivent converger vers des optimums locaux ou globaux non triviaux(ce qui peut inclure de faire un environnement avec des optimums globaux non triviaux)</text:p>
      <text:p text:style-name="P14">Could :</text:p>
      <text:p text:style-name="P14">1 :Les ias pourraient utiliser des réseaux neuronaux.</text:p>
      <text:p text:style-name="P7">Le plan <text:span text:style-name="T34">de management de contenu</text:span> est de trouver <text:span text:style-name="T34">une idée de</text:span> comment réaliser un produit <text:soft-page-break/>correspondant aux restrictions données par le projet <text:span text:style-name="T34">et par le client</text:span> <text:span text:style-name="T34">afin</text:span> de faire un cahier des charges correspondant <text:span text:style-name="T34">(en communiquant avec le client et en regardant l’énoncé du projet)</text:span> puis de voir si le client l’approuve et de commencer a développer un programme correspondant a une partie du cahier des charges (s’il a été approuvé sinon l’on change le cahier des charges en fonction des critique du client) tout en restant en contact (probablement par mail) avec le client pour pouvoir lui faire clarifier ce qu’il voulait (et corriger les objectifs et le cahier des charges et le programme) <text:span text:style-name="T38">et ajouter plus de fonctionnalités du cahier des charges au programme a chaque itération</text:span> jusqu’à avoir un produit fini.</text:p>
      <text:p text:style-name="P8">Une fois que j’aurais un cahier des charges plus précis je pourrais faire un Work Breakdown Structure. <text:span text:style-name="T39">(j’ignore la version française de l’expression mais je sait que son sigle est SDP)</text:span></text:p>
      <text:h text:style-name="P37" text:outline-level="1"/>
      <text:h text:style-name="P42" text:outline-level="1"><text:bookmark-start text:name="__RefHeading___Toc121_2931279383"/>Plan de management des échéances<text:bookmark-end text:name="__RefHeading___Toc121_2931279383"/></text:h>
      <text:p text:style-name="P16"><text:span text:style-name="T21">Je compte après avoir fait un cahier des charges de rechercher quelles taches faire pour obtenir la première itération du programme et d’associer des valeurs de complexité a ces taches puis de voir</text:span> après les deux semaines du cycle itératif (car je compte faire un cycle de développement itératif de <text:span text:style-name="T40">longueur</text:span> deux semaines) quels objectifs j’ai pu réaliser et combien de temps j’ai pris pour ces objectifs afin de pouvoir tenter de faire une correspondance entre le temps que je mets a remplir les taches suivant les complexités afin de pouvoir juger le temps que je vais mettre pour chaque <text:span text:style-name="T35">fonctionnalité.</text:span></text:p>
      <text:p text:style-name="P23">Je devrais aussi prendre en compte les dates pour les divers rendus.</text:p>
      <text:h text:style-name="P38" text:outline-level="1"><text:bookmark-start text:name="__RefHeading___Toc123_2931279383"/>Plan de management des coûts<text:bookmark-end text:name="__RefHeading___Toc123_2931279383"/></text:h>
      <text:p text:style-name="P6">Il n’y a pas de matériels particuliers nécessaires a mon projet <text:span text:style-name="T37">que je puisse prévoir</text:span>.</text:p>
      <text:h text:style-name="P38" text:outline-level="1"><text:bookmark-start text:name="__RefHeading___Toc125_2931279383"/>Plan de management de la qualité<text:bookmark-end text:name="__RefHeading___Toc125_2931279383"/></text:h>
      <text:p text:style-name="P17"><text:span text:style-name="T23">L</text:span><text:span text:style-name="T21">e but est </text:span><text:span text:style-name="T28">de créer</text:span><text:span text:style-name="T21"> une preuve d</text:span><text:span text:style-name="T28">u</text:span><text:span text:style-name="T21"> concept </text:span><text:span text:style-name="T28">indiqué dans la charte</text:span><text:span text:style-name="T21"> donc il suffirait de faire des tests</text:span><text:span text:style-name="T26"> manuels (ou automatiques si l’on réussit a définir tout ce qui pourrait </text:span><text:span text:style-name="T27">compter comme</text:span><text:span text:style-name="T26"> une IA triviale)</text:span><text:span text:style-name="T21"> afin de trouver si le programme remplit tous les objectifs.</text:span></text:p>
      <text:p text:style-name="P21"><text:span text:style-name="T21">Si l’on arrive pas a remplir tous les objectifs alors l’on analyse les problèmes puis l’on </text:span><text:span text:style-name="T26">modifie</text:span><text:span text:style-name="T21"> les parties invalides du programme </text:span><text:span text:style-name="T25">(et le cahier des charges si le problème est intrinsèque </text:span><text:span text:style-name="T30">à</text:span><text:span text:style-name="T25"> l’approche)</text:span><text:span text:style-name="T21">.</text:span></text:p>
      <text:p text:style-name="P22"><text:span text:style-name="T21">Durant la réalisation du projet une fois que l’on a le cahier des charges </text:span><text:span text:style-name="T29">et que l’on a décide comment remplir les fonctionnalités demandées</text:span><text:span text:style-name="T21"> des test automatiques permettent de s’assurer que les divers parties du programme font ce qu’elles devraient faire.</text:span></text:p>
      <text:h text:style-name="P36" text:outline-level="1"><text:bookmark-start text:name="__RefHeading___Toc127_2931279383"/><text:span text:style-name="T35">P</text:span>lan de management des ressources humaines<text:bookmark-end text:name="__RefHeading___Toc127_2931279383"/></text:h>
      <text:p text:style-name="P17"><text:span text:style-name="T21">Il y a une seule ressource humaine dans l’</text:span><text:span text:style-name="T24">é</text:span><text:span text:style-name="T21">quipe.</text:span></text:p>
      <text:p text:style-name="P11">Par contre l’on a un client et un SJQ.</text:p>
      <text:h text:style-name="P39" text:outline-level="1"><text:bookmark-start text:name="__RefHeading___Toc129_2931279383"/><text:span text:style-name="T6">P</text:span><text:span text:style-name="T5">lan de management des communications</text:span><text:bookmark-end text:name="__RefHeading___Toc129_2931279383"/></text:h>
      <text:p text:style-name="P18"><text:span text:style-name="T7">Je compte obtenir toutes les adresses mails des parties prenantes ainsi que donner l’adresse du git</text:span><text:span text:style-name="T8">hub</text:span><text:span text:style-name="T7"> sur lequel j’enverrai les divers fichiers liés au projet a toutes les parties prenantes puis j’enverrai des mails au parties prenantes si je dois les informer ou obtenir des informations utiles pour le déroulement du projet.</text:span></text:p>
      <text:p text:style-name="P20"><text:span text:style-name="T9">S</text:span><text:span text:style-name="T7">’il y a des rendus a faire sur moodle alors j’utiliserai cette </text:span><text:span text:style-name="T9">plateforme.</text:span></text:p>
      <text:p text:style-name="P20"><text:span text:style-name="T7">En plus j’avertirai les personnes concernées du fait que je ne peut être contacté seulement dans la vraie vie ou par </text:span><text:span text:style-name="T17">mail notamment par les</text:span><text:span text:style-name="T7"> adresses mail </text:span><text:a xlink:type="simple" xlink:href="mailto:noel.gillibert@gmail.com" text:style-name="Internet_20_link" text:visited-style-name="Visited_20_Internet_20_Link">noel.gillibert@gmail.com</text:a><text:span text:style-name="T7"> et </text:span><text:a xlink:type="simple" xlink:href="mailto:rktkyy@gmail.com" text:style-name="Internet_20_link" text:visited-style-name="Visited_20_Internet_20_Link">rktkyy@gmail.com</text:a><text:span text:style-name="T7"> </text:span><text:span text:style-name="T17">(et aussi par mon adresse </text:span><text:span text:style-name="T18">mail</text:span><text:span text:style-name="T17"> universit</text:span><text:span text:style-name="T18">aire</text:span><text:span text:style-name="T17"> mais je la relève moins souvent)</text:span></text:p>
      <text:h text:style-name="P41" text:outline-level="1"><text:bookmark-start text:name="__RefHeading___Toc131_2931279383"/><text:span text:style-name="T13">P</text:span><text:span text:style-name="T7">lan de management des risques</text:span><text:bookmark-end text:name="__RefHeading___Toc131_2931279383"/></text:h>
      <text:p text:style-name="P18"><text:span text:style-name="T7">Pas de </text:span><text:span text:style-name="T12">risque pour lequel j’ai planifié en</text:span><text:span text:style-name="T7"> particulier pour l’instant a part le</text:span><text:span text:style-name="T14">s</text:span><text:span text:style-name="T7"> suivant</text:span><text:span text:style-name="T14">s</text:span><text:span text:style-name="T7"> :</text:span></text:p>
      <text:p text:style-name="P24">Si le destinataire d’un de mes mails semble ignorer un mail je me demanderai si le mail était <text:soft-page-break/>approprié et j’enverrai plus tard un second mail ou contacterai la personne dans la réalité. <text:span text:style-name="T47">(risque haut importance variable)</text:span></text:p>
      <text:p text:style-name="P25">Pour éviter de perdre des données j’utiliserai github. <text:span text:style-name="T47">(risque faible importance haute)</text:span></text:p>
      <text:p text:style-name="P25">Je n’ai aucune solution si les enseignants décident de m’envoyer des mails a mon adresse universitaire que je ne peux pas relever.<text:span text:style-name="T44">(j’ignore la probabilité de ce risque car si l’on envoie un mail a mon adresse universitaire je ne peux pas le savoir)</text:span></text:p>
      <text:p text:style-name="P27">J’ai trouvé comment relever : ce n’est pas sur le moodle mais c’est sur le scout.</text:p>
      <text:p text:style-name="P28">Je n’ai aucune solution dans le cas <text:span text:style-name="T43">ou je perds un membre de mon équipe</text:span> car je suis le seul et unique membre de mon équipe<text:span text:style-name="T44">(j’espère que ce risque n’est pas trop élevé)</text:span>.</text:p>
      <text:p text:style-name="P29">Si je perds le <text:span text:style-name="T45">réseau</text:span> je vais <text:span text:style-name="T48">à</text:span> l’université pour utiliser le <text:span text:style-name="T45">réseau</text:span> wifi <text:span text:style-name="T45">de l’université. Fréquence haute(ce n’est pas un risque c’est une certitude) importance faible</text:span></text:p>
      <text:p text:style-name="P30">Si je perds mon ordinateur j’utilise les salles de tp de l’université <text:span text:style-name="T46">jusqu’à avoir un remplacement ou l’avoir réparé</text:span>.<text:span text:style-name="T47">(risque faible importance haute)</text:span></text:p>
      <text:h text:style-name="P36" text:outline-level="1"><text:bookmark-start text:name="__RefHeading___Toc133_2931279383"/><text:span text:style-name="T35">P</text:span>lan de management des approvisionnements<text:bookmark-end text:name="__RefHeading___Toc133_2931279383"/></text:h>
      <text:p text:style-name="P12">Ce type de problème ne concerne pas mon projet.</text:p>
      <text:h text:style-name="P40" text:outline-level="1"><text:bookmark-start text:name="__RefHeading___Toc135_2931279383"/><text:span text:style-name="T4">P</text:span><text:span text:style-name="T3">lan de management des parties prenantes </text:span><text:bookmark-end text:name="__RefHeading___Toc135_2931279383"/></text:h>
      <text:p text:style-name="P19"><text:span text:style-name="T7">Je tenterai d’être à l ‘écoute du client </text:span><text:span text:style-name="T10">en relevant mes mails et en regardant sur Moodle et en allant en cours de projet </text:span><text:span text:style-name="T16">(ainsi qu’en organisant des rendez vous s’il veut bien)</text:span><text:span text:style-name="T7"> et j’informerai le client ainsi que le SJQ </text:span><text:span text:style-name="T11">par mail </text:span><text:span text:style-name="T15">et par le github</text:span><text:span text:style-name="T7">.</text:span></text:p>
      <text:p text:style-name="P26">Comme mon client est moi même pour l’instant je n’organise pas de réunions avec celui 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9-02-21T08:50:46.358000000</dc:date>
    <meta:editing-duration>PT18H38M46S</meta:editing-duration>
    <meta:editing-cycles>56</meta:editing-cycles>
    <meta:document-statistic meta:table-count="1" meta:image-count="0" meta:object-count="0" meta:page-count="6" meta:paragraph-count="97" meta:word-count="1180" meta:character-count="7153" meta:non-whitespace-character-count="6067"/>
  </office:meta>
</office:document-meta>
</file>